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7C275A0FB7FFB8F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794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office:forms form:automatic-focus="false" form:apply-design-mode="false"/>
        <draw:frame presentation:style-name="pr1" draw:layer="layout" svg:width="25.273cm" svg:height="2.794cm" svg:x="1.397cm" svg:y="0cm" presentation:class="title" presentation:user-transformed="true">
          <draw:text-box>
            <text:p>AMEX Default Prediction</text:p>
          </draw:text-box>
        </draw:frame>
        <draw:frame presentation:style-name="pr2" draw:layer="layout" svg:width="8.096cm" svg:height="5.972cm" svg:x="1.285cm" svg:y="3.065cm" presentation:class="outline" presentation:user-transformed="true">
          <draw:text-box>
            <text:list text:style-name="L2">
              <text:list-header>
                <text:p><text:span text:style-name="T1">Project Goal</text:span></text:p>
              </text:list-header>
              <text:list-item>
                <text:p><text:span text:style-name="T2">Predict Default Probabilities</text:span></text:p>
                <text:p><text:span text:style-name="T1">Data Info</text:span></text:p>
              </text:list-item>
              <text:list-item>
                <text:p><text:span text:style-name="T2">Training/valid: 458000+ rows. </text:span><text:span text:style-name="T2">Test: 924000+ rows.</text:span></text:p>
              </text:list-item>
              <text:list-item>
                <text:p><text:span text:style-name="T2">190 columns, including </text:span><text:span text:style-name="T2">statement dates, customer ID, </text:span><text:span text:style-name="T2">two categorical. Each customer </text:span><text:span text:style-name="T2">has 1-13 statements (rows).</text:span></text:p>
              </text:list-item>
            </text:list>
          </draw:text-box>
        </draw:frame>
        <draw:frame presentation:style-name="pr2" draw:layer="layout" svg:width="8.096cm" svg:height="5.972cm" svg:x="9.899cm" svg:y="3.048cm" presentation:class="outline" presentation:user-transformed="true">
          <draw:text-box>
            <text:list text:style-name="L2">
              <text:list-header>
                <text:p><text:span text:style-name="T1">Data Preprocessing</text:span></text:p>
              </text:list-header>
              <text:list-item>
                <text:p><text:span text:style-name="T2">Group the data by customer ID, </text:span><text:span text:style-name="T2">split into separate .csv files (time </text:span><text:span text:style-name="T2">consuming)</text:span></text:p>
              </text:list-item>
              <text:list-item>
                <text:p><text:span text:style-name="T2">“</text:span><text:span text:style-name="T2">NaN” to 0.0, removed the two </text:span><text:span text:style-name="T2">categorical columns (string </text:span><text:span text:style-name="T2">values).</text:span></text:p>
              </text:list-item>
              <text:list-item>
                <text:p><text:span text:style-name="T2">Statement dates and customer </text:span><text:span text:style-name="T2">ID’s were not used in training.</text:span></text:p>
              </text:list-item>
            </text:list>
          </draw:text-box>
        </draw:frame>
        <draw:frame presentation:style-name="pr2" draw:layer="layout" svg:width="8.096cm" svg:height="5.972cm" svg:x="18.401cm" svg:y="3.048cm" presentation:class="outline" presentation:user-transformed="true">
          <draw:text-box>
            <text:list text:style-name="L2">
              <text:list-header>
                <text:p><text:span text:style-name="T1">Evaluation metric</text:span></text:p>
              </text:list-header>
              <text:list-item>
                <text:p><text:span text:style-name="T2">The evaluation metric was an </text:span><text:span text:style-name="T2">AMEX custom metric The </text:span><text:span text:style-name="T2">competition ended, and the </text:span><text:span text:style-name="T2">code to calculate the metric </text:span><text:span text:style-name="T2">used in the leader board </text:span><text:span text:style-name="T2">scoring was no longer </text:span><text:span text:style-name="T2">available (higher is better).</text:span></text:p>
              </text:list-item>
              <text:list-item>
                <text:p><text:span text:style-name="T2">Trained using accuracy for the </text:span><text:span text:style-name="T2">substitute evaluation metric.</text:span></text:p>
              </text:list-item>
            </text:list>
          </draw:text-box>
        </draw:frame>
        <draw:frame presentation:style-name="pr2" draw:layer="layout" svg:width="8.096cm" svg:height="10.29cm" svg:x="1.361cm" svg:y="10.061cm" presentation:class="outline" presentation:user-transformed="true">
          <draw:text-box>
            <text:list text:style-name="L2">
              <text:list-header>
                <text:p><text:span text:style-name="T1">Early Models: last statement </text:span><text:span text:style-name="T1">data </text:span><text:span text:style-name="T2">(after dummy </text:span><text:span text:style-name="T2">submission)</text:span></text:p>
              </text:list-header>
              <text:list-item>
                <text:p>Random forest classifier: 88% accuracy and score of 0.768 on private leader board using 100 trees. With 1000 trees: 89.5% accuracy, 0.774 private score. Benchmark Random forest: ~0.75 private score.</text:p>
              </text:list-item>
              <text:list-item>
                <text:p>SVM: 0.71 private score, 87.7% accuracy.</text:p>
              </text:list-item>
              <text:list-item>
                <text:p>Simple Neural Network: 3 FC layers, 2 relu and softmax as final. Adam optimizer, NLLLoss, many epochs. Accuracy: 89.7%. private score: 0.698.</text:p>
              </text:list-item>
            </text:list>
          </draw:text-box>
        </draw:frame>
        <draw:frame presentation:style-name="pr2" draw:layer="layout" svg:width="8.096cm" svg:height="10.668cm" svg:x="9.899cm" svg:y="9.906cm" presentation:class="outline" presentation:user-transformed="true">
          <draw:text-box>
            <text:list text:style-name="L2">
              <text:list-header>
                <text:p><text:span text:style-name="T1">Later Models: incorporating </text:span><text:span text:style-name="T1">all statements.</text:span> </text:p>
              </text:list-header>
              <text:list-item>
                <text:p><text:span text:style-name="T2">“</text:span><text:span text:style-name="T2">Success” was found </text:span><text:span text:style-name="T2">combining 13 classifiers into </text:span><text:span text:style-name="T2">one model, depending on </text:span><text:span text:style-name="T2">number of statements per </text:span><text:span text:style-name="T2">customer. Statements were </text:span><text:span text:style-name="T2">appended so that each </text:span><text:span text:style-name="T2">customer had one row of data, </text:span><text:span text:style-name="T2">varying number of columns.</text:span></text:p>
              </text:list-item>
              <text:list-item>
                <text:p><text:span text:style-name="T2">13 Random forests: linearly </text:span><text:span text:style-name="T2">increased the number of trees </text:span><text:span text:style-name="T2">with the number of </text:span><text:span text:style-name="T2">statements. 1-11 statements: </text:span><text:span text:style-name="T2">~80% accuracy. 12: ~84%; 13: </text:span><text:span text:style-name="T2">~90%. Private score: 0.759.</text:span></text:p>
              </text:list-item>
              <text:list-item>
                <text:p><text:span text:style-name="T2">13 Neural networks: similar </text:span><text:span text:style-name="T2">accuracy. Private score: 0.72.</text:span></text:p>
              </text:list-item>
            </text:list>
          </draw:text-box>
        </draw:frame>
        <draw:frame presentation:style-name="pr2" draw:layer="layout" svg:width="8.096cm" svg:height="10.29cm" svg:x="18.447cm" svg:y="10.03cm" presentation:class="outline" presentation:user-transformed="true">
          <draw:text-box>
            <text:list text:style-name="L2">
              <text:list-header>
                <text:p><text:span text:style-name="T1">Reflection</text:span></text:p>
              </text:list-header>
              <text:list-item>
                <text:p><text:span text:style-name="T2">Despite most models obtaining near 89%-90% accuracy, private scores varied (determined by class probabilities—perhaps why overconfident NN’s failed).</text:span></text:p>
              </text:list-item>
              <text:list-item>
                <text:p><text:span text:style-name="T2">NN’s and RF methods are preferred so that training can be done in a parallel manner.</text:span></text:p>
                <text:p><text:span text:style-name="T1">Future work</text:span></text:p>
              </text:list-item>
              <text:list-item>
                <text:p><text:span text:style-name="T2">Incorporate categorical data?</text:span></text:p>
              </text:list-item>
              <text:list-item>
                <text:p><text:span text:style-name="T2">Build a more robust NN, perhaps use regularization and other methods to decrease class probability confidenc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fill-image draw:name="background" xlink:href="Pictures/10000201000003E80000027C275A0FB7FFB8F2DA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stroke-dash="Ultrafine_20_Dashed" svg:stroke-color="#000000" svg:stroke-opacity="50%" draw:stroke-linejoin="bevel" draw:fill="gradient" draw:fill-color="#dddddd" draw:fill-gradient-name="Spotted_20_Gray" draw:gradient-step-count="0" draw:opacity="75%" draw:auto-grow-height="false" draw:fit-to-size="shrink-to-fit" style:shrink-to-fit="true" draw:shadow-color="#000000" draw:shadow-opacity="7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7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1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0" draw:opacity="100%" draw:textarea-vertical-align="middle" draw:shadow-color="#000000" draw:shadow-opacity="10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4cm" svg:height="3.603cm" svg:x="1.397cm" svg:y="0.859cm" presentation:class="title" presentation:placeholder="true">
        <draw:text-box/>
      </draw:frame>
      <draw:frame presentation:style-name="Default-outline1" draw:layer="backgroundobjects" svg:width="25.144cm" svg:height="12.52cm" svg:x="1.397cm" svg:y="5.049cm" presentation:class="outline" presentation:placeholder="true">
        <draw:text-box/>
      </draw:frame>
      <draw:frame presentation:style-name="Mpr1" draw:text-style-name="MP2" draw:layer="backgroundobjects" svg:width="6.509cm" svg:height="1.488cm" svg:x="1.397cm" svg:y="19.66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488cm" svg:x="9.554cm" svg:y="19.66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8cm" svg:x="20.031cm" svg:y="19.66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11:37:11.478860788</meta:creation-date>
    <dc:date>2022-11-30T16:00:03.263476170</dc:date>
    <meta:editing-duration>PT19M18S</meta:editing-duration>
    <meta:editing-cycles>2</meta:editing-cycles>
    <meta:generator>LibreOffice/6.4.7.2$Linux_X86_64 LibreOffice_project/40$Build-2</meta:generator>
    <meta:document-statistic meta:object-count="30"/>
  </office:meta>
</office:document-meta>
</file>